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Heading_20_1">
      <style:paragraph-properties fo:break-before="pag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3">
      <style:text-properties fo:font-weight="normal" style:font-weight-asian="normal" style:font-weight-complex="normal"/>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3">
      <style:paragraph-properties fo:margin-top="0in" fo:margin-bottom="0in"/>
      <style:text-properties fo:font-size="12pt" fo:font-weight="normal" style:font-size-asian="12pt" style:font-weight-asian="normal" style:font-size-complex="12pt" style:font-weight-complex="normal"/>
    </style:style>
    <style:style style:name="P18" style:family="paragraph" style:parent-style-name="Standard" style:list-style-name="L2">
      <style:text-properties fo:font-size="12pt" fo:font-weight="normal" style:font-size-asian="12pt" style:font-weight-asian="normal" style:font-size-complex="12pt" style:font-weight-complex="normal"/>
    </style:style>
    <style:style style:name="P19"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785448524358680849" text:style-name="L1">
        <text:list-item>
          <text:p text:style-name="P19">As a player, I always want to try and make my transportation network more efficient, and need to do so in order to achieve my goals.</text:p>
        </text:list-item>
        <text:list-item>
          <text:p text:style-name="P19">As a player, I can understand what my transportation network is doing just by looking at it.</text:p>
        </text:list-item>
        <text:list-item>
          <text:p text:style-name="P19">The game's UI displays all the information a player needs to know in a primarily visual and acoustic manner.</text:p>
        </text:list-item>
        <text:list-item>
          <text:p text:style-name="P19">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4" text:outline-level="2">Risk List</text:h>
      <text:p text:style-name="P1"/>
      <text:list xml:id="list2701655061392776313" text:style-name="L2">
        <text:list-item>
          <text:p text:style-name="P18">My design isn't based on rigorous and repetitive playtesting, and it seems unlikely I'll be able to playtest it properly.</text:p>
          <text:list>
            <text:list-item>
              <text:p text:style-name="P18">The same problem, the same ultimate conclusions. I need to focus on improving what user experience I can and on making maps. I can't make any more progress on improving the underlying mechanics of the game.</text:p>
            </text:list-item>
          </text:list>
        </text:list-item>
        <text:list-item>
          <text:p text:style-name="P18">The game's victory conditions might be so lenient that players can take shortcuts and don't have to construct stable networks, or so cumbersome that players find it frustrating.</text:p>
          <text:list>
            <text:list-item>
              <text:p text:style-name="P18">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18">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18">There might be bugs and unexpected problems with my various builds that don't become immediately apparent in the editor.</text:p>
          <text:list>
            <text:list-item>
              <text:p text:style-name="P18">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18">It's not clear to me that ResourceBlob serialization works properly.</text:p>
          <text:list>
            <text:list-item>
              <text:p text:style-name="P18">Simply put, I'll need to test it and address any problems that arise.</text:p>
            </text:list-item>
          </text:list>
        </text:list-item>
        <text:list-item>
          <text:p text:style-name="P18">There might not be enough maps to demonstrate the complexities of the game.</text:p>
          <text:list>
            <text:list-item>
              <text:p text:style-name="P18">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18">I still don't have a strong theory or intuition about how to design maps, which might make it difficult to design them properly.</text:p>
          <text:list>
            <text:list-item>
              <text:p text:style-name="P18">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18">There might be too great a jump between the last tutorial and the first normal map.</text:p>
          <text:list>
            <text:list-item>
              <text:p text:style-name="P18">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18">The audio for highway drawing isn't well thought out and might make highway drawing feel or sound strange.</text:p>
          <text:list>
            <text:list-item>
              <text:p text:style-name="P18">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18"><text:soft-page-break/>HighwayManagerDisplay does not update itself in anything resembling real-time, which could make HighwayManager difficult and irritating to interact with.</text:p>
          <text:list>
            <text:list-item>
              <text:p text:style-name="P18">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18">I have not used Highway priorities in several months, which means that no part of my design takes such priorities into account. They are currently a redundant element that might confuse players.</text:p>
          <text:list>
            <text:list-item>
              <text:p text:style-name="P18">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18">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18">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18">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18">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18">The game still has performance issues, which might negatively impact player experience during configurations of even moderate complexity.</text:p>
          <text:list>
            <text:list-item>
              <text:p text:style-name="P18">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18">ConstructionZones do not provide good feedback when they are created, completed, or destroyed, which might negatively impact player experience.</text:p>
          <text:list>
            <text:list-item>
              <text:p text:style-name="P18">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18">Societies do not provide on-map evidence that their needs are not being satisfied, which might make it harder for players to tell, at a glance, which societies are having problems.</text:p>
          <text:list>
            <text:list-item>
              <text:p text:style-name="P18">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18">Societies do not make noises when they complexify or decomplexify, which might negatively impact user experience and also make it harder to tell when parts of the current configuration are changing, especially off-screen.</text:p>
          <text:list>
            <text:list-item>
              <text:p text:style-name="P18"><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18">Map 1 is not sufficiently tested and might not support the desired aesthetics of play.</text:p>
          <text:list>
            <text:list-item>
              <text:p text:style-name="P18">I'll need to test Map 1 at a reasonably high priority (possibly even as a critical priority), to see how challenging it is to set up a stable configuration.</text:p>
            </text:list-item>
          </text:list>
        </text:list-item>
        <text:list-item>
          <text:p text:style-name="P18">It's difficult to pick out edges over certain terrains, which might make it difficult for players to judge the topology of a given map.</text:p>
          <text:list>
            <text:list-item>
              <text:p text:style-name="P18">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4" text:outline-level="2">Sprint Backlog</text:h>
      <text:h text:style-name="Heading_20_3" text:outline-level="3">To Do</text:h>
      <text:p text:style-name="Text_20_body">Critical (0 pomodoros of work remaining)</text:p>
      <text:list xml:id="list4519163104710107082" text:style-name="L3">
        <text:list-item>
          <text:p text:style-name="P7"/>
        </text:list-item>
      </text:list>
      <text:p text:style-name="Text_20_body"/>
      <text:p text:style-name="Text_20_body">Important (5 pomodoros of work remaining)</text:p>
      <text:list xml:id="list7257182324505334215" text:style-name="L4">
        <text:list-item>
          <text:p text:style-name="P8">Identify precisely what is causing performance issues at moderately complex configurations.</text:p>
          <text:list>
            <text:list-item>
              <text:p text:style-name="P8">Estimated 5 pomodoro duration.</text:p>
            </text:list-item>
          </text:list>
        </text:list-item>
      </text:list>
      <text:p text:style-name="Text_20_body"/>
      <text:p text:style-name="Text_20_body">Desirable (21 pomodoros of work remaining)</text:p>
      <text:list xml:id="list1015361068625146819" text:style-name="L5">
        <text:list-item>
          <text:p text:style-name="P9"><text:s/>Test ResourceBlob serialization into sessions, resolving any problems that arise.</text:p>
          <text:list>
            <text:list-item>
              <text:p text:style-name="P9">Estimated 2 pomodoro duration.</text:p>
            </text:list-item>
          </text:list>
        </text:list-item>
        <text:list-item>
          <text:p text:style-name="P9">Permit the selection of a MapNode by selecting one of its associated hexes.</text:p>
          <text:list>
            <text:list-item>
              <text:p text:style-name="P9">Estimated 2 pomodoro duration.</text:p>
            </text:list-item>
          </text:list>
        </text:list-item>
        <text:list-item>
          <text:p text:style-name="P9">Modify the mesh for MapNode to make it flesh with the aesthetics of the map better.</text:p>
          <text:list>
            <text:list-item>
              <text:p text:style-name="P9">Estimated 2 pomodoro duration.</text:p>
            </text:list-item>
          </text:list>
        </text:list-item>
        <text:list-item>
          <text:p text:style-name="P9">Add a UI element to Society that communicates unsatisfied needs to the player in an obvious but unobtrusive way.</text:p>
          <text:list>
            <text:list-item>
              <text:p text:style-name="P9">Estimated 2 pomodoro duration.</text:p>
            </text:list-item>
          </text:list>
        </text:list-item>
        <text:list-item>
          <text:p text:style-name="P9">Create a rough draft of a third map that addresses one of the specified concepts.</text:p>
          <text:list>
            <text:list-item>
              <text:p text:style-name="P9">Estimated 5 pomodoro duration.</text:p>
            </text:list-item>
          </text:list>
        </text:list-item>
        <text:list-item>
          <text:p text:style-name="P9">Test and iterate upon the rough draft of the third map to iron out any problems.</text:p>
          <text:list>
            <text:list-item>
              <text:p text:style-name="P9">Estimated 8 pomodoro duration.</text:p>
            </text:list-item>
          </text:list>
        </text:list-item>
      </text:list>
      <text:p text:style-name="Text_20_body"/>
      <text:h text:style-name="P5" text:outline-level="3">In Progress</text:h>
      <text:p text:style-name="Text_20_body"/>
      <text:p text:style-name="Text_20_body">Critical</text:p>
      <text:list xml:id="list35434999" text:continue-list="list4519163104710107082" text:style-name="L3">
        <text:list-item text:start-value="1">
          <text:p text:style-name="P10"/>
        </text:list-item>
      </text:list>
      <text:p text:style-name="Text_20_body"/>
      <text:p text:style-name="Text_20_body">Important</text:p>
      <text:list xml:id="list2644200946087801661" text:style-name="L6">
        <text:list-item>
          <text:p text:style-name="P11"/>
        </text:list-item>
      </text:list>
      <text:p text:style-name="Text_20_body"/>
      <text:p text:style-name="Text_20_body">Desirable</text:p>
      <text:list xml:id="list18143326655761477" text:style-name="L7">
        <text:list-item>
          <text:p text:style-name="P12"><text:s/></text:p>
        </text:list-item>
      </text:list>
      <text:p text:style-name="Text_20_body"/>
      <text:p text:style-name="Text_20_body"/>
      <text:h text:style-name="P5" text:outline-level="3">Completed</text:h>
      <text:p text:style-name="Text_20_body"/>
      <text:p text:style-name="Text_20_body">Critical</text:p>
      <text:list xml:id="list35443131" text:continue-list="list35434999" text:style-name="L3">
        <text:list-item text:start-value="1">
          <text:p text:style-name="P7">Alter the scoring system so that it considers the number of societies belonging to each tier, rather than some common score, for victory.</text:p>
          <text:list>
            <text:list-item>
              <text:p text:style-name="P7">Estimated 2 pomodoro duration.</text:p>
            </text:list-item>
            <text:list-item>
              <text:p text:style-name="P7">Took 4 to complete.</text:p>
            </text:list-item>
          </text:list>
        </text:list-item>
        <text:list-item>
          <text:p text:style-name="P7">Add a timer to the victory system that provides victory only if a player sustains a stable configuration without any unsatisfaction of needs for a certain period of time.</text:p>
          <text:list>
            <text:list-item text:start-value="1">
              <text:p text:style-name="P7">Estimated 2 pomodoro duration.</text:p>
            </text:list-item>
            <text:list-item>
              <text:p text:style-name="P7">Took 2 to complete.</text:p>
            </text:list-item>
          </text:list>
        </text:list-item>
        <text:list-item>
          <text:p text:style-name="P7">Make MapEdges stand out more on the terrains they run over.</text:p>
          <text:list>
            <text:list-item>
              <text:p text:style-name="P7">Estimated 2 pomodoro duration.</text:p>
            </text:list-item>
            <text:list-item>
              <text:p text:style-name="P7">Took 1 to complete.</text:p>
            </text:list-item>
          </text:list>
        </text:list-item>
        <text:list-item>
          <text:p text:style-name="P7">Run through the PC standalone build, looking for inconsistencies and errors that need to be fixed.</text:p>
          <text:list>
            <text:list-item text:start-value="1">
              <text:p text:style-name="P7">Estimated 2 pomodoro duration.</text:p>
            </text:list-item>
            <text:list-item>
              <text:p text:style-name="P7">Took 1 to complete.</text:p>
            </text:list-item>
          </text:list>
        </text:list-item>
        <text:list-item>
          <text:p text:style-name="P7">Change the startup procedures, disabling camera controls while TitleScreen is up and providing TitleScreen with a background that covers the whole screen.</text:p>
          <text:list>
            <text:list-item>
              <text:p text:style-name="P7">Estimated 1 pomodoro duration.</text:p>
            </text:list-item>
            <text:list-item>
              <text:p text:style-name="P7">Took &lt; 1 to complete.</text:p>
            </text:list-item>
          </text:list>
        </text:list-item>
        <text:list-item>
          <text:p text:style-name="P7">Add Exit Game functionality to the escape menu.</text:p>
          <text:list>
            <text:list-item>
              <text:p text:style-name="P7">Estimated 1 pomodoro duration.</text:p>
            </text:list-item>
            <text:list-item>
              <text:p text:style-name="P7">Took &lt; 1 to complete.</text:p>
            </text:list-item>
          </text:list>
        </text:list-item>
        <text:list-item>
          <text:p text:style-name="P7">Add Load Session functionality to the escape menu.</text:p>
          <text:list>
            <text:list-item>
              <text:p text:style-name="P7">Estimated 3 pomodoro duration.</text:p>
            </text:list-item>
            <text:list-item>
              <text:p text:style-name="P7">Took 2 to complete.</text:p>
            </text:list-item>
          </text:list>
        </text:list-item>
        <text:list-item>
          <text:p text:style-name="P7">Add Exit Session functionality to the escape menu.</text:p>
          <text:list>
            <text:list-item>
              <text:p text:style-name="P7">Estimated 3 pomodoro duration.</text:p>
            </text:list-item>
            <text:list-item>
              <text:p text:style-name="P7">Took &lt; 1 to complete.</text:p>
            </text:list-item>
          </text:list>
        </text:list-item>
        <text:list-item>
          <text:p text:style-name="P7">Find a new model for each of the Society complexity tiers.</text:p>
          <text:list>
            <text:list-item>
              <text:p text:style-name="P7">Estimated 5 pomodoro duration.</text:p>
            </text:list-item>
            <text:list-item>
              <text:p text:style-name="P7">Took 6 to complete.</text:p>
            </text:list-item>
          </text:list>
        </text:list-item>
        <text:list-item>
          <text:p text:style-name="P7">Color and incorporate the various Society sprites into the game.</text:p>
          <text:list>
            <text:list-item text:start-value="1">
              <text:p text:style-name="P7">Estimated 5 pomodoro duration.</text:p>
            </text:list-item>
            <text:list-item>
              <text:p text:style-name="P7">Took 3 to complete.</text:p>
            </text:list-item>
          </text:list>
        </text:list-item>
        <text:list-item>
          <text:p text:style-name="P7"><text:soft-page-break/>Modify the audio for highway drawing, aligning it with the suggestions of mitigation 8.</text:p>
          <text:list>
            <text:list-item>
              <text:p text:style-name="P7">Estimated 3 pomodoro duration.</text:p>
            </text:list-item>
          </text:list>
        </text:list-item>
        <text:list-item>
          <text:p text:style-name="P7">Create a rough draft of a map that requires the construction of two towns, whose complexity is somewhere between the last lesson and the map currently named Map 1.</text:p>
          <text:list>
            <text:list-item>
              <text:p text:style-name="P7">Estimated 3 pomodoro duration.</text:p>
            </text:list-item>
            <text:list-item>
              <text:p text:style-name="P7">Took 1 1/2 - 2 to complete.</text:p>
            </text:list-item>
          </text:list>
        </text:list-item>
        <text:list-item>
          <text:p text:style-name="P7">Test and iterate upon the rough draft of the two-town map.</text:p>
          <text:list>
            <text:list-item>
              <text:p text:style-name="P7">Estimated 5 pomodoro duration.</text:p>
            </text:list-item>
            <text:list-item>
              <text:p text:style-name="P7">Took 1 1/2 to complete.</text:p>
            </text:list-item>
          </text:list>
        </text:list-item>
        <text:list-item>
          <text:p text:style-name="P10">Give players the ability to permit individual ascensions to make accidental ascensions harder.</text:p>
          <text:list>
            <text:list-item text:start-value="1">
              <text:p text:style-name="P10">Estimated 2 pomodoro duration.</text:p>
            </text:list-item>
            <text:list-item>
              <text:p text:style-name="P10">Took 3 to complete.</text:p>
            </text:list-item>
          </text:list>
        </text:list-item>
        <text:list-item>
          <text:p text:style-name="P7">Test and iterate upon Map 1 to make sure that it supports the desired aesthetics of play.</text:p>
          <text:list>
            <text:list-item text:start-value="1">
              <text:p text:style-name="P10">Estimated 8 pomodoro duration.</text:p>
            </text:list-item>
            <text:list-item>
              <text:p text:style-name="P17">Took 3 to complete.</text:p>
            </text:list-item>
          </text:list>
        </text:list-item>
      </text:list>
      <text:p text:style-name="Text_20_body"/>
      <text:p text:style-name="Text_20_body">Important</text:p>
      <text:list xml:id="list9221531569888623155" text:style-name="L8">
        <text:list-item>
          <text:p text:style-name="P13">Change ConstructionPanel so that all buttons always display their cost even when disabled.</text:p>
          <text:list>
            <text:list-item>
              <text:p text:style-name="P13">Estimated 1 pomodoro duration.</text:p>
            </text:list-item>
            <text:list-item>
              <text:p text:style-name="P13">Took &lt; 1 to complete.</text:p>
            </text:list-item>
          </text:list>
        </text:list-item>
        <text:list-item>
          <text:p text:style-name="P13">Remove the UI that permits the modification of highway priorities.</text:p>
          <text:list>
            <text:list-item>
              <text:p text:style-name="P13">Estimated 1 pomodoro duration.</text:p>
            </text:list-item>
            <text:list-item>
              <text:p text:style-name="P13">Took a fraction of a pomodoro to complete.</text:p>
            </text:list-item>
          </text:list>
        </text:list-item>
        <text:list-item>
          <text:p text:style-name="P13">Find a new model and texture for BlobTubes.</text:p>
          <text:list>
            <text:list-item>
              <text:p text:style-name="P13">Estimated 2 pomodoro duration.</text:p>
            </text:list-item>
            <text:list-item>
              <text:p text:style-name="P13">Took 1 to complete.</text:p>
            </text:list-item>
          </text:list>
        </text:list-item>
        <text:list-item>
          <text:p text:style-name="P13">Find a new model and texture for ResourceDepots.</text:p>
          <text:list>
            <text:list-item>
              <text:p text:style-name="P13">Estimated 2 pomodoro duration.</text:p>
            </text:list-item>
            <text:list-item>
              <text:p text:style-name="P13">Took 1 to complete.</text:p>
            </text:list-item>
          </text:list>
        </text:list-item>
        <text:list-item>
          <text:p text:style-name="P13">Find a new model and texture for ConstructionZones.</text:p>
          <text:list>
            <text:list-item>
              <text:p text:style-name="P13">Estimated 2 pomodoro duration.</text:p>
            </text:list-item>
            <text:list-item>
              <text:p text:style-name="P13">Took 1 to complete.</text:p>
            </text:list-item>
          </text:list>
        </text:list-item>
        <text:list-item>
          <text:p text:style-name="P13">Find a new model and texture for HighwayManagers.</text:p>
          <text:list>
            <text:list-item>
              <text:p text:style-name="P13">Estimated 2 pomodoro duration.</text:p>
            </text:list-item>
            <text:list-item>
              <text:p text:style-name="P13">Took 2 to complete.</text:p>
            </text:list-item>
          </text:list>
        </text:list-item>
        <text:list-item>
          <text:p text:style-name="P13">Add sounds for the destruction, complexification, and decomplexification of Societies.</text:p>
          <text:list>
            <text:list-item>
              <text:p text:style-name="P13">Estimated 5 pomodoro duration.</text:p>
            </text:list-item>
            <text:list-item>
              <text:p text:style-name="P13"><text:soft-page-break/>Took 8 to complete.</text:p>
            </text:list-item>
          </text:list>
        </text:list-item>
        <text:list-item>
          <text:p text:style-name="P13">Add sounds for the creation, destruction, and completion of ConstructionZones.</text:p>
          <text:list>
            <text:list-item>
              <text:p text:style-name="P13">Estimated 5 pomodoro duration.</text:p>
            </text:list-item>
            <text:list-item>
              <text:p text:style-name="P13">Took 1 to complete.</text:p>
            </text:list-item>
          </text:list>
        </text:list-item>
        <text:list-item>
          <text:p text:style-name="P13">Apply sounds to the destruction of ResourceDepots and HighwayManagers.</text:p>
          <text:list>
            <text:list-item>
              <text:p text:style-name="P13">Estimated 1 pomodoro duration.</text:p>
            </text:list-item>
          </text:list>
        </text:list-item>
        <text:list-item>
          <text:p text:style-name="P13">Deploy a web application, seeing how such a deployment affects the execution of the game, that we might determine how viable that method of deployment is.</text:p>
          <text:list>
            <text:list-item>
              <text:p text:style-name="P13">Estimated 5 pomodoro duration.</text:p>
            </text:list-item>
            <text:list-item>
              <text:p text:style-name="P13">Took 8 to complete.</text:p>
            </text:list-item>
          </text:list>
        </text:list-item>
        <text:list-item>
          <text:p text:style-name="P13">Create a rough draft of a second map that addresses one of the specified concepts.</text:p>
          <text:list>
            <text:list-item>
              <text:p text:style-name="P13">Estimated 5 pomodoro duration.</text:p>
            </text:list-item>
            <text:list-item>
              <text:p text:style-name="P13">Took 6 to complete.</text:p>
            </text:list-item>
          </text:list>
        </text:list-item>
        <text:list-item>
          <text:p text:style-name="P13">Test and iterate upon the rough draft of the second map to iron out any problems.</text:p>
          <text:list>
            <text:list-item>
              <text:p text:style-name="P13">Estimated 8 pomodoro duration.</text:p>
            </text:list-item>
            <text:list-item>
              <text:p text:style-name="P13">Took 2 to complete.</text:p>
            </text:list-item>
          </text:list>
        </text:list-item>
        <text:list-item>
          <text:p text:style-name="P13">Change the ScoreTracker so that it provides more information about what is needed in order to win and why a given configuration isn't ticking down (providing the society types that are unstable, for instance).</text:p>
          <text:list>
            <text:list-item>
              <text:p text:style-name="P13">Estimated 2 pomodoro duration.</text:p>
            </text:list-item>
            <text:list-item>
              <text:p text:style-name="P13">Took 2 to complete.</text:p>
            </text:list-item>
          </text:list>
        </text:list-item>
        <text:list-item>
          <text:p text:style-name="P13">Figure out how to bound the camera so that it never gets too far away from the map.</text:p>
          <text:list>
            <text:list-item>
              <text:p text:style-name="P13">Estimated 1 pomodoro duration.</text:p>
            </text:list-item>
            <text:list-item>
              <text:p text:style-name="P13">Took 2 to complete.</text:p>
            </text:list-item>
          </text:list>
        </text:list-item>
        <text:list-item>
          <text:p text:style-name="P13">Fix various UI bugs scattered throughout the codebase.</text:p>
          <text:list>
            <text:list-item>
              <text:p text:style-name="P13">Estimated 3 pomodoro duration.</text:p>
            </text:list-item>
            <text:list-item>
              <text:p text:style-name="P13">Took ~6 to complete.</text:p>
            </text:list-item>
          </text:list>
        </text:list-item>
      </text:list>
      <text:p text:style-name="Text_20_body"/>
      <text:p text:style-name="Text_20_body">Desirable</text:p>
      <text:list xml:id="list2120759906818645562" text:style-name="L9">
        <text:list-item>
          <text:p text:style-name="P14"><text:s/></text:p>
        </text:list-item>
      </text:list>
      <text:p text:style-name="Text_20_body"/>
      <text:p text:style-name="Text_20_body"/>
      <text:h text:style-name="P5" text:outline-level="3">Abandoned</text:h>
      <text:p text:style-name="Text_20_body"/>
      <text:p text:style-name="Text_20_body">Critical</text:p>
      <text:list xml:id="list35451820" text:continue-list="list35443131" text:style-name="L3">
        <text:list-item text:start-value="1">
          <text:p text:style-name="P7">Change HighwayManagerDisplay so that it periodically refreshes its display while active.</text:p>
          <text:list>
            <text:list-item>
              <text:p text:style-name="P7">Estimated 1 pomodoro duration.</text:p>
            </text:list-item>
            <text:list-item>
              <text:p text:style-name="P7">Task was already complete.</text:p>
            </text:list-item>
          </text:list>
        </text:list-item>
      </text:list>
      <text:p text:style-name="Text_20_body"/>
      <text:p text:style-name="Text_20_body">Important</text:p>
      <text:list xml:id="list3037374174829755672" text:style-name="L10">
        <text:list-item>
          <text:p text:style-name="P15">Discover and fix the various inconsistencies that have arisen in the web deployable.</text:p>
          <text:list>
            <text:list-item>
              <text:p text:style-name="P15">Estimated 5 pomodoro duration.</text:p>
            </text:list-item>
            <text:list-item>
              <text:p text:style-name="P15">Decided that it was better to ensure the proper behaviour of one platform than produce an additional and incomplete version that needs special attention.</text:p>
            </text:list-item>
          </text:list>
        </text:list-item>
      </text:list>
      <text:p text:style-name="Text_20_body"/>
      <text:p text:style-name="Text_20_body">Desirable</text:p>
      <text:list xml:id="list5912096989437298624" text:style-name="L11">
        <text:list-item>
          <text:p text:style-name="P16"><text:s/></text:p>
        </text:list-item>
      </text:list>
      <text:p text:style-name="Text_20_body"/>
      <text:h text:style-name="P6"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1DT21H18M29S</meta:editing-duration>
    <meta:editing-cycles>70</meta:editing-cycles>
    <meta:generator>OpenOffice/4.1.1$Win32 OpenOffice.org_project/411m6$Build-9775</meta:generator>
    <dc:date>2017-07-11T15:25:59.60</dc:date>
    <meta:document-statistic meta:table-count="0" meta:image-count="0" meta:object-count="0" meta:page-count="11" meta:paragraph-count="184" meta:word-count="2682" meta:character-count="15819"/>
    <meta:user-defined meta:name="Info 1"/>
    <meta:user-defined meta:name="Info 2"/>
    <meta:user-defined meta:name="Info 3"/>
    <meta:user-defined meta:name="Info 4"/>
  </office:meta>
</office:document-meta>
</file>